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none" draw:fill="solid" draw:fill-color="#ffffff" draw:shadow="hidden"/>
    </style:style>
    <style:style style:name="gr4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285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0.736cm" svg:y="1.645cm" svg:viewBox="0 0 1306 1255" draw:points="1306,1255 0,1255 0,0 1306,0">
          <text:p/>
        </draw:polygon>
        <draw:polygon draw:style-name="gr2" draw:layer="layout" svg:width="0.247cm" svg:height="1.087cm" svg:x="1.291cm" svg:y="1.728cm" svg:viewBox="0 0 248 1088" draw:points="248,1088 0,1088 0,0 248,0">
          <text:p/>
        </draw:polygon>
        <draw:polygon draw:style-name="gr1" draw:layer="layout" svg:width="0.247cm" svg:height="1.087cm" svg:x="1.291cm" svg:y="1.728cm" svg:viewBox="0 0 248 1088" draw:points="248,1088 0,1088 0,0 248,0">
          <text:p/>
        </draw:polygon>
        <draw:polygon draw:style-name="gr3" draw:layer="layout" svg:width="0.148cm" svg:height="0.459cm" svg:x="1.34cm" svg:y="1.812cm" svg:viewBox="0 0 149 460" draw:points="74,0 149,460 0,460">
          <text:p/>
        </draw:polygon>
        <draw:polygon draw:style-name="gr4" draw:layer="layout" svg:width="0.148cm" svg:height="0.459cm" svg:x="1.34cm" svg:y="1.812cm" svg:viewBox="0 0 149 460" draw:points="74,0 149,460 0,460">
          <text:p/>
        </draw:polygon>
        <draw:frame draw:style-name="gr5" draw:layer="layout" svg:width="1.884cm" svg:height="0.567cm" svg:x="0.5cm" svg:y="1.142cm">
          <draw:text-box>
            <text:p text:style-name="P1"><text:span text:style-name="T1">В1 (ВЭ) </text:span></text:p>
          </draw:text-box>
        </draw:frame>
        <draw:frame draw:style-name="gr5" draw:layer="layout" svg:width="1.75cm" svg:height="0.567cm" svg:x="2.134cm" svg:y="2.007cm">
          <draw:text-box>
            <text:p text:style-name="P1"><text:span text:style-name="T1">В2 (ВЭ)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9:40:49.968000000</meta:creation-date>
    <meta:editing-duration>PT9S</meta:editing-duration>
    <meta:editing-cycles>2</meta:editing-cycles>
    <meta:generator>LibreOffice/4.3.6.2$Windows_x86 LibreOffice_project/d50a87b2e514536ed401c18000dad4660b6a169e</meta:generator>
    <dc:date>2015-09-29T09:40:58.875000000</dc:date>
    <meta:document-statistic meta:object-count="7"/>
    <meta:template xlink:type="simple" xlink:actuate="onRequest" xlink:title="1" xlink:href="file:///C:/Documents%20and%20Settings/User/Application%20Data/LibreOffice/4/user/template/1.otg" meta:date="2015-09-29T09:40:49.890000000"/>
  </office:meta>
</office:document-meta>
</file>